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9cm"/>
    </style:style>
    <style:style style:name="gr3" style:family="graphic" style:parent-style-name="standard">
      <style:graphic-properties draw:stroke="none" svg:stroke-color="#000000" draw:fill="none" draw:fill-color="#ffffff" fo:min-height="0.8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5" style:family="graphic" style:parent-style-name="objectwithoutfill">
      <style:graphic-properties draw:stroke="dash" draw:stroke-dash="Ultrafine_20_Dashed"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draw:stroke="dash" draw:stroke-dash="Ultrafine_20_Dashed" svg:stroke-color="#000000" draw:fill="none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standard">
      <style:graphic-properties draw:stroke="none" svg:stroke-color="#000000" draw:fill="none" draw:fill-color="#ffffff" fo:min-height="1.25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start"/>
    </style:style>
    <style:style style:name="T1" style:family="text">
      <style:text-properties style:text-position="sub 58%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text-position="sub 58%" fo:font-size="12pt" style:font-size-asian="12pt" style:font-size-complex="12pt"/>
    </style:style>
    <style:style style:name="T4" style:family="text">
      <style:text-properties style:text-position="0% 100%" fo:font-size="12pt" style:font-size-asian="12pt" style:font-size-complex="12pt"/>
    </style:style>
    <style:style style:name="T5" style:family="text">
      <style:text-properties style:text-position="super 58%" fo:font-size="12pt" style:font-size-asian="12pt" style:font-size-complex="12pt"/>
    </style:style>
    <style:style style:name="T6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9.65cm" svg:y1="18.5cm" svg:x2="9.649cm" svg:y2="1.4cm">
          <text:p/>
        </draw:line>
        <draw:line draw:style-name="gr1" draw:text-style-name="P1" draw:layer="layout" svg:x1="1.401cm" svg:y1="10.749cm" svg:x2="18.501cm" svg:y2="10.748cm">
          <text:p/>
        </draw:line>
        <draw:frame draw:style-name="gr2" draw:layer="layout" svg:width="1.8cm" svg:height="1.615cm" svg:x="8cm" svg:y="10.785cm">
          <draw:text-box>
            <text:p><text:s text:c="4"/>O</text:p>
            <text:p>原点</text:p>
          </draw:text-box>
        </draw:frame>
        <draw:frame draw:style-name="gr3" draw:layer="layout" svg:width="7.6cm" svg:height="1.766cm" svg:x="12.4cm" svg:y="2.8cm">
          <draw:text-box>
            <text:p>基底ベクトルe<text:span text:style-name="T1">1</text:span></text:p>
            <text:p><text:span text:style-name="T2">(</text:span><text:span text:style-name="T2">デカルト座標系では</text:span><text:span text:style-name="T2">e</text:span><text:span text:style-name="T3">1</text:span><text:span text:style-name="T4">=[0.54,0.84]</text:span><text:span text:style-name="T5">T </text:span><text:span text:style-name="T4">)</text:span></text:p>
          </draw:text-box>
        </draw:frame>
        <draw:custom-shape draw:style-name="gr4" draw:text-style-name="P1" draw:layer="layout" svg:width="0.8cm" svg:height="0.8cm" svg:x="12.1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9.7cm" svg:y1="10.7cm" svg:x2="12.2cm" svg:y2="7cm">
          <text:p/>
        </draw:line>
        <draw:frame draw:style-name="gr3" draw:layer="layout" svg:width="5.6cm" svg:height="1.829cm" svg:x="11.5cm" svg:y="8cm">
          <draw:text-box>
            <text:p>位置ベクトル</text:p>
            <text:p><text:s/>2e<text:span text:style-name="T1">1</text:span><text:span text:style-name="T6">+0e</text:span><text:span text:style-name="T1">2 </text:span></text:p>
          </draw:text-box>
        </draw:frame>
        <draw:frame draw:style-name="gr3" draw:layer="layout" svg:width="6.9cm" svg:height="1.391cm" svg:x="12.8cm" svg:y="5.7cm">
          <draw:text-box>
            <text:p>極座標{2,1} の点</text:p>
            <text:p><text:span text:style-name="T2">(</text:span><text:span text:style-name="T2">デカルト座標系では</text:span><text:span text:style-name="T2">{1.08,1.68} )</text:span></text:p>
          </draw:text-box>
        </draw:frame>
        <draw:custom-shape draw:style-name="gr4" draw:text-style-name="P1" draw:layer="layout" svg:width="0.8cm" svg:height="0.8cm" svg:x="4.6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9.5cm" svg:y1="10.7cm" svg:x2="5.3cm" svg:y2="8.9cm">
          <text:p/>
        </draw:line>
        <draw:custom-shape draw:style-name="gr6" draw:text-style-name="P1" draw:layer="layout" svg:width="10cm" svg:height="10cm" svg:x="4.65cm" svg:y="5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2.6cm" svg:y1="6.4cm" svg:x2="13.9cm" svg:y2="4.5cm">
          <text:p/>
        </draw:line>
        <draw:line draw:style-name="gr7" draw:text-style-name="P1" draw:layer="layout" svg:x1="12.5cm" svg:y1="6.575cm" svg:x2="8.7cm" svg:y2="4.3cm">
          <text:p/>
        </draw:line>
        <draw:frame draw:style-name="gr3" draw:layer="layout" svg:width="5.6cm" svg:height="1.829cm" svg:x="5.7cm" svg:y="7.471cm">
          <draw:text-box>
            <text:p>位置ベクトル</text:p>
            <text:p><text:s/>2e<text:span text:style-name="T1">1</text:span><text:span text:style-name="T6">+0e</text:span><text:span text:style-name="T1">2 </text:span></text:p>
          </draw:text-box>
        </draw:frame>
        <draw:frame draw:style-name="gr3" draw:layer="layout" svg:width="7.1cm" svg:height="1.391cm" svg:x="4.8cm" svg:y="9.409cm">
          <draw:text-box>
            <text:p>極座標{2,3} の点</text:p>
            <text:p><text:span text:style-name="T2">(</text:span><text:span text:style-name="T2">デカルト座標系では</text:span><text:span text:style-name="T2">{-1.97,0.28} )</text:span></text:p>
          </draw:text-box>
        </draw:frame>
        <draw:line draw:style-name="gr7" draw:text-style-name="P1" draw:layer="layout" svg:x1="5cm" svg:y1="8.7cm" svg:x2="2.4cm" svg:y2="7.6cm">
          <text:p/>
        </draw:line>
        <draw:line draw:style-name="gr7" draw:text-style-name="P1" draw:layer="layout" svg:x1="5cm" svg:y1="8.775cm" svg:x2="3.1cm" svg:y2="12.8cm">
          <text:p/>
        </draw:line>
        <draw:frame draw:style-name="gr3" draw:layer="layout" svg:width="7.6cm" svg:height="1.766cm" svg:x="1cm" svg:y="5.534cm">
          <draw:text-box>
            <text:p>基底ベクトルe<text:span text:style-name="T1">1</text:span></text:p>
            <text:p><text:span text:style-name="T2">(</text:span><text:span text:style-name="T2">デカルト座標系では</text:span><text:span text:style-name="T2">e</text:span><text:span text:style-name="T3">1</text:span><text:span text:style-name="T4">=[-</text:span><text:span text:style-name="T4">0.98,0.14</text:span><text:span text:style-name="T4">]</text:span><text:span text:style-name="T5">T </text:span><text:span text:style-name="T4">)</text:span></text:p>
          </draw:text-box>
        </draw:frame>
        <draw:frame draw:style-name="gr3" draw:layer="layout" svg:width="7.6cm" svg:height="1.766cm" svg:x="2.2cm" svg:y="2.534cm">
          <draw:text-box>
            <text:p>基底ベクトルe<text:span text:style-name="T1">2</text:span></text:p>
            <text:p><text:span text:style-name="T2">(</text:span><text:span text:style-name="T2">デカルト座標系では</text:span><text:span text:style-name="T2">e</text:span><text:span text:style-name="T3">2</text:span><text:span text:style-name="T4">=[-1.68,1.08</text:span><text:span text:style-name="T4">]</text:span><text:span text:style-name="T5">T </text:span><text:span text:style-name="T4">)</text:span></text:p>
          </draw:text-box>
        </draw:frame>
        <draw:frame draw:style-name="gr3" draw:layer="layout" svg:width="8.5cm" svg:height="1.766cm" svg:x="0.9cm" svg:y="12.934cm">
          <draw:text-box>
            <text:p>基底ベクトルe<text:span text:style-name="T1">2</text:span></text:p>
            <text:p><text:span text:style-name="T2">(</text:span><text:span text:style-name="T2">デカルト座標系では</text:span><text:span text:style-name="T2">e</text:span><text:span text:style-name="T3">2</text:span><text:span text:style-name="T4">=[-0.28,-1.97]</text:span><text:span text:style-name="T5">T </text:span><text:span text:style-name="T4">)</text:span></text:p>
          </draw:text-box>
        </draw:frame>
        <draw:frame draw:style-name="gr8" draw:layer="layout" svg:width="5.3cm" svg:height="1.308cm" svg:x="14.3cm" svg:y="10.742cm">
          <draw:text-box>
            <text:p text:style-name="P2"><text:span text:style-name="T4">(</text:span><text:span text:style-name="T4">デカルト座標系における</text:span><text:span text:style-name="T4">)</text:span><text:span text:style-name="T2"> </text:span></text:p>
            <text:p text:style-name="P2"><text:span text:style-name="T2">x</text:span><text:span text:style-name="T3">1</text:span></text:p>
          </draw:text-box>
        </draw:frame>
        <draw:frame draw:style-name="gr9" draw:text-style-name="P3" draw:layer="layout" svg:width="5.1cm" svg:height="1.5cm" svg:x="9.5cm" svg:y="1cm">
          <draw:text-box>
            <text:p text:style-name="P3"><text:span text:style-name="T4">(</text:span><text:span text:style-name="T4">デカルト座標系における</text:span><text:span text:style-name="T4">)</text:span></text:p>
            <text:p text:style-name="P3"><text:span text:style-name="T4"><text:s/></text:span><text:span text:style-name="T4">x</text:span><text:span text:style-name="T3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6-11-29T08:45:17</meta:creation-date>
    <dc:date>2016-11-29T13:05:09</dc:date>
    <dc:creator>tokai </dc:creator>
    <meta:editing-duration>PT3H26M22S</meta:editing-duration>
    <meta:editing-cycles>10</meta:editing-cycles>
    <meta:generator>LibreOffice/3.5$Linux_x86 LibreOffice_project/350m1$Build-2</meta:generator>
    <meta:document-statistic meta:object-count="22"/>
  </office:meta>
</office:document-meta>
</file>